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00000052EF24E8826.png" manifest:media-type="image/png"/>
  <manifest:file-entry manifest:full-path="Pictures/10000201000007000000052EE25C44CA.png" manifest:media-type="image/png"/>
  <manifest:file-entry manifest:full-path="Pictures/1000000000000640000004B0EC954AEF.png" manifest:media-type="image/png"/>
  <manifest:file-entry manifest:full-path="Pictures/10000201000007000000052E8CE4694F.png" manifest:media-type="image/png"/>
  <manifest:file-entry manifest:full-path="Pictures/1000000000000640000004B063BF812E.png" manifest:media-type="image/png"/>
  <manifest:file-entry manifest:full-path="Pictures/10000201000007000000052EB04EB756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OMPSCI: Principles of Operating Systems<text:line-break/><text:line-break/>Lecture 2: OS Interfaces<text:line-break/>(Whiteboard Discussion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20.718cm" svg:x="0.061cm" svg:y="0.168cm">
          <draw:image xlink:href="Pictures/10000201000007000000052EB04EB7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20.718cm" svg:x="0.061cm" svg:y="0.168cm">
          <draw:image xlink:href="Pictures/10000201000007000000052EE25C44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20.718cm" svg:x="0.061cm" svg:y="0.168cm">
          <draw:image xlink:href="Pictures/10000201000007000000052E8CE46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20.718cm" svg:x="0.061cm" svg:y="0.168cm">
          <draw:image xlink:href="Pictures/10000201000007000000052EF24E88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2DT13H43M9S</meta:editing-duration>
    <meta:editing-cycles>263</meta:editing-cycles>
    <dc:date>2017-01-12T20:01:17.166978882</dc:date>
    <meta:generator>LibreOffice/4.2.8.2$Linux_X86_64 LibreOffice_project/420m0$Build-2</meta:generator>
    <meta:document-statistic meta:object-count="85"/>
  </office:meta>
</office:document-meta>
</file>